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989" officeooo:paragraph-rsid="001c1989"/>
    </style:style>
    <style:style style:name="P2" style:family="paragraph" style:parent-style-name="Standard">
      <style:text-properties officeooo:rsid="001c1989" officeooo:paragraph-rsid="001c1989"/>
    </style:style>
    <style:style style:name="P3" style:family="paragraph" style:parent-style-name="Standard">
      <style:paragraph-properties fo:text-align="justify" style:justify-single-word="false"/>
      <style:text-properties officeooo:rsid="001c1989" officeooo:paragraph-rsid="001c1989"/>
    </style:style>
    <style:style style:name="P4" style:family="paragraph" style:parent-style-name="Standard">
      <style:paragraph-properties fo:text-align="justify" style:justify-single-word="false"/>
      <style:text-properties officeooo:rsid="001ed347" officeooo:paragraph-rsid="001ed34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ed347" officeooo:paragraph-rsid="001ed347"/>
    </style:style>
    <style:style style:name="P6" style:family="paragraph" style:parent-style-name="Standard">
      <style:paragraph-properties fo:text-align="justify" style:justify-single-word="false"/>
      <style:text-properties officeooo:paragraph-rsid="001c1989"/>
    </style:style>
    <style:style style:name="P7" style:family="paragraph" style:parent-style-name="Standard">
      <style:paragraph-properties fo:text-align="justify" style:justify-single-word="false"/>
      <style:text-properties officeooo:rsid="001e950e" officeooo:paragraph-rsid="001e950e"/>
    </style:style>
    <style:style style:name="P8" style:family="paragraph" style:parent-style-name="Standard">
      <style:paragraph-properties fo:text-align="justify" style:justify-single-word="false"/>
      <style:text-properties officeooo:rsid="001eb4cc" officeooo:paragraph-rsid="001eb4cc"/>
    </style:style>
    <style:style style:name="T1" style:family="text">
      <style:text-properties officeooo:rsid="001e950e"/>
    </style:style>
    <style:style style:name="T2" style:family="text">
      <style:text-properties officeooo:rsid="001eb4cc"/>
    </style:style>
    <style:style style:name="T3" style:family="text">
      <style:text-properties officeooo:rsid="00242d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Municipal de São José</text:p>
      <text:p text:style-name="P1">Análise e Desenvolvimento de Sistemas</text:p>
      <text:p text:style-name="P1">Leitura e Produção Textual – 1ª Fase</text:p>
      <text:p text:style-name="P1">Prof.ª: Suzanna Zanon</text:p>
      <text:p text:style-name="P1">Acadêmico: Luciano Garcia Galvão Júnior</text:p>
      <text:p text:style-name="P1"/>
      <text:p text:style-name="P1">Livro: Ética e Responsabilidade Social de José Trasferetti (2011)</text:p>
      <text:p text:style-name="P1">Capitulo 2 – Ética do Meio Ambiente</text:p>
      <text:p text:style-name="P1"/>
      <text:p text:style-name="P3">1. Identifique e justifique os fatores de textualidade;</text:p>
      <text:p text:style-name="P6"/>
      <text:p text:style-name="P3">Intertextualidade – O texto apresentado no segundo capítulo por José Trasferetti, existem muitas citações de filósofos, cientistas ou biólogo, por se tratar de ética na área do meio ambiente e foi baseado em cima de estudos sobre desmatamento, consumo desenfreado de recursos naturais e o que deveria ser feito para frear esse tipo de comportamento pelos governos, empresas e até mesmo pessoas.</text:p>
      <text:p text:style-name="P3"/>
      <text:p text:style-name="P3">Intencionabilidade – Observa-se claramente que o intuito desse fragmento do livro, é alertar os leitores, que a ética ambiental, deve ser <text:span text:style-name="T1">algo presente no dia a dia de todos, como organizações ou como indivíduos.</text:span></text:p>
      <text:p text:style-name="P3"/>
      <text:p text:style-name="P7">Situacionalidade – Por tratar-se de um livro com claras intenções de instruir a sociedade como um todo, a tipo de linguagem abordada, digamos que seria um “meio termo” entre a informalidade e a formalidade, buscando o fácil entendimento de todos que <text:span text:style-name="T2">lerem este livro</text:span>.</text:p>
      <text:p text:style-name="P7"/>
      <text:p text:style-name="P8">Aceitabilidade – Por ser um livro de fácil leitura e entendimento, um assunto que é recorrente na vida de todo cidadão, os leitores devem conseguir captar bem a mensagem que o autor propõe.</text:p>
      <text:p text:style-name="P8"/>
      <text:p text:style-name="P8">Informatividade – Assim como citado na aceitabilidade, é um livro de fácil leitura que traz informações como dados sobre desmatamento, reciclagem, descarte e uso indevido de recursos. Pode sempre trazer algo novo para o leitor.</text:p>
      <text:p text:style-name="P8"/>
      <text:p text:style-name="P8">2 - <text:s/>O capitulo de Ética do Meio Ambiente é um capitulo voltado para ação da sociedade (organizações e indivíduos) com impacto na natureza. Trata sobre teorias e como as pessoas podem trabalhar pelo bem comum, tendo como meta global, a construção de uma sociedade mais justa e equilibrada. O compromisso ambiental é uma das premissas da ética, pois somente as pessoas comprometidas com a melhora de toda a cadeia ambiental, saberão oferecer uma contribuição positiva para a humanidade como um todo. Em um tempo onde o individualismo, o lucro e a irresponsabilidade reinam de forma exacerbada, é preciso falar mais sobre o compromisso com a consciência ambiental cotidiana, com cada um cumprindo o seu papel, com disponibilidade para o “serviço” gratuito, de forma altruísta, para que o indivíduo seja beneficiado também com uma melhora no sistema ambiental no qual está inserido.</text:p>
      <text:p text:style-name="P8">A ética ambientalista, para ser eficaz, necessita cada vez mais de indivíduos ativos, participantes e solidários. O capitulo apresentado, também é fruto de ações comunitárias que foram acompanhadas e estudadas para ser apresentada em uma leitura de fácil acesso.</text:p>
      <text:p text:style-name="P8"/>
      <text:p text:style-name="P4"/>
      <text:p text:style-name="P4"/>
      <text:p text:style-name="P4"/>
      <text:p text:style-name="P4"/>
      <text:p text:style-name="P4"/>
      <text:p text:style-name="P4"><text:soft-page-break/>3 – <text:span text:style-name="T3">De acordo com José Trasferetti, no c</text:span>apitulo 2, página 40:</text:p>
      <text:p text:style-name="P4"><text:tab/>“Do ponto de vista “legalista” da filosofia, Kant aponta para a “paz perpétua”. É preciso aspirar à paz perpétua, mas a paz perpétua não é a paz dos cemitérios. Os pré-requisitos da paz perpétua são:</text:p>
      <text:list xml:id="list2178531323" text:style-name="L1">
        <text:list-item>
          <text:p text:style-name="P5">Um pacto preliminar e limitado entre os Estados;</text:p>
        </text:list-item>
        <text:list-item>
          <text:p text:style-name="P5">Manter a soberania dos Estados;</text:p>
        </text:list-item>
        <text:list-item>
          <text:p text:style-name="P5">Renunciar à intervenção bélica nos assuntos dos outros;</text:p>
        </text:list-item>
        <text:list-item>
          <text:p text:style-name="P5">Fundar uma confederação cujo objetivo primordial é a não agressão entre esses Estados;</text:p>
        </text:list-item>
        <text:list-item>
          <text:p text:style-name="P5">Defender unilateralmente o comportamento pacífico.</text:p>
        </text:list-item>
      </text:list>
      <text:p text:style-name="P4"><text:tab/>A paz que Kant propõe para os Estados não deve se reduzir à paz entre as instituições, mas deve abranger igualmente a natureza, buscando uma paz perpétua ético ecológica. Só assim o ideal de paz abrangerá sem exceções toda a vida na terra. Lao Tsé ensinava que: “Os impérios que devem morrer têm numerosíssimas leis (Kant, 1989).”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15:50:56.893714957</meta:creation-date>
    <dc:date>2020-03-12T19:44:24.097219494</dc:date>
    <meta:editing-duration>PT17M46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23" meta:word-count="579" meta:character-count="3627" meta:non-whitespace-character-count="3065"/>
  </office:meta>
</office:document-meta>
</file>